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ClassPath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Entry.to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hiveClassPathResource.getArchiveClassPath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Resource.getLas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Resource.getCod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Entry.findEntry( JarInputStream zins , String 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rchiveClassPathEntry.ArchiveClassPathEntry( Property pro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ClassPathEntry.getManifes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rchiveClassPathResource.ArchiveClassPathResource( ArchiveClassPathEntry pathEntry , JarEntry jar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ClassPathEntry.ArchiveClassPathEntry( ArchiveClassPathEntry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chiveClassPathEntry.getResource( final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rchiveClassPathEntry.getJarInputStream( 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Entry.getCodeSource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ClassPathEntry.getUR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chiveClassPathEntry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Resource.getInputStream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rchiveClassPathEntry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Resource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chiveClassPathResource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hiveClassPath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